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InvestmentsDao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dbcInvestmentsDao.get( String 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dbcInvestmentsDao.JdbcInvestmentsDao( Conn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InvestmentsDao.update( Investments invest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InvestmentsDao.insert( Investments invest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InvestmentsDao.delete(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dbcInvestmentsDao.c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